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df6" officeooo:paragraph-rsid="000dedf6"/>
    </style:style>
    <style:style style:name="P2" style:family="paragraph" style:parent-style-name="Standard">
      <style:text-properties officeooo:rsid="000f34d7" officeooo:paragraph-rsid="000f34d7"/>
    </style:style>
    <style:style style:name="P3" style:family="paragraph" style:parent-style-name="Standard">
      <style:text-properties officeooo:rsid="00103c5e" officeooo:paragraph-rsid="00103c5e"/>
    </style:style>
    <style:style style:name="P4" style:family="paragraph" style:parent-style-name="Standard">
      <style:text-properties officeooo:rsid="0010f998" officeooo:paragraph-rsid="0010f998"/>
    </style:style>
    <style:style style:name="P5" style:family="paragraph" style:parent-style-name="Standard">
      <style:text-properties officeooo:rsid="00129962" officeooo:paragraph-rsid="00129962"/>
    </style:style>
    <style:style style:name="P6" style:family="paragraph" style:parent-style-name="Standard">
      <style:text-properties officeooo:rsid="00129962" officeooo:paragraph-rsid="002b2113"/>
    </style:style>
    <style:style style:name="P7" style:family="paragraph" style:parent-style-name="Standard">
      <style:text-properties officeooo:rsid="0014580b" officeooo:paragraph-rsid="0014580b"/>
    </style:style>
    <style:style style:name="P8" style:family="paragraph" style:parent-style-name="Standard">
      <style:text-properties officeooo:rsid="00147f38" officeooo:paragraph-rsid="001516bf"/>
    </style:style>
    <style:style style:name="T1" style:family="text">
      <style:text-properties officeooo:rsid="000fc373"/>
    </style:style>
    <style:style style:name="T2" style:family="text">
      <style:text-properties officeooo:rsid="0010f998"/>
    </style:style>
    <style:style style:name="T3" style:family="text">
      <style:text-properties officeooo:rsid="0011d5d2"/>
    </style:style>
    <style:style style:name="T4" style:family="text">
      <style:text-properties officeooo:rsid="0014580b"/>
    </style:style>
    <style:style style:name="T5" style:family="text">
      <style:text-properties officeooo:rsid="00170900"/>
    </style:style>
    <style:style style:name="T6" style:family="text">
      <style:text-properties officeooo:rsid="00269c32"/>
    </style:style>
    <style:style style:name="T7" style:family="text">
      <style:text-properties officeooo:rsid="0031d975"/>
    </style:style>
    <style:style style:name="T8" style:family="text">
      <style:text-properties officeooo:rsid="003a9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ven:</text:p>
      <text:p text:style-name="P3"><text:tab/>Ve</text:p>
      <text:p text:style-name="P1"/>
      <text:p text:style-name="P3">Calculate:</text:p>
      <text:p text:style-name="P1"><text:tab/>Calculate <text:s/><text:span text:style-name="T3">Instantaneous </text:span>Jacobian.</text:p>
      <text:p text:style-name="P1"><text:tab/>Calculate <text:span text:style-name="T3">a pseudo-inverse of the Jacobian.</text:span></text:p>
      <text:p text:style-name="P1"><text:tab/><text:tab/><text:span text:style-name="T2">J.T (J*J.T)^-1</text:span></text:p>
      <text:p text:style-name="P1"><text:tab/><text:tab/><text:span text:style-name="T2">SVD</text:span></text:p>
      <text:p text:style-name="P2"><text:tab/>C<text:span text:style-name="T1">ompute qDot from Ve</text:span></text:p>
      <text:p text:style-name="P2"><text:tab/><text:span text:style-name="T2">Compute q(t) from qDot?</text:span></text:p>
      <text:p text:style-name="P2"/>
      <text:p text:style-name="P4">Command robot based on qDot (or q)</text:p>
      <text:p text:style-name="P2"/>
      <text:p text:style-name="P7">Assumed that Baxter SDK and Sim are installed.</text:p>
      <text:p text:style-name="P7"/>
      <text:p text:style-name="P8">Given in the trajectory file is a list of points. Each point has the structure (t, x, y, z, roll, pitch, yaw) these define the action space <text:span text:style-name="T6">velocities</text:span> the end effector should <text:span text:style-name="T6">have</text:span> at time t <text:span text:style-name="T8">( Ve(t) )</text:span>. <text:span text:style-name="T7">The given trajectory is a closed loop, so when the end of the trajectory is reached you can loop back to the beginning.</text:span></text:p>
      <text:p text:style-name="P7"/>
      <text:p text:style-name="P5">Recommended Steps:</text:p>
      <text:p text:style-name="P5"><text:span text:style-name="T4">1. </text:span>Compute Instantaneous Jacobian.</text:p>
      <text:p text:style-name="P6"><text:span text:style-name="T4">2. Calculate a pseudo-inverse of the Jacobian. Make sure to account for singularities of the Pseudo-inverse</text:span></text:p>
      <text:p text:style-name="P7">3. Compute the joint velocities from the given end-effector velocities.</text:p>
      <text:p text:style-name="P7">4. <text:span text:style-name="T5">Command the robot with the joint veloc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7:38.899365531</meta:creation-date>
    <dc:date>2017-04-05T15:35:50.353792889</dc:date>
    <meta:editing-duration>PT4H6M5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0" meta:character-count="841" meta:non-whitespace-character-count="708"/>
  </office:meta>
</office:document-meta>
</file>